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9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cc" fo:border="0.002cm solid #000000"/>
    </style:style>
    <style:style style:name="ce2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>
            <text:p>id_categorie</text:p>
          </table:table-cell>
          <table:table-cell table:style-name="ce1" office:value-type="string">
            <text:p>denumir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icturi pe panz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icturi pe peret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icturi pe cani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felicitari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artisoar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eniuri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o" fo:country="RO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ro" number:country="RO">lei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ro" number:country="RO">lei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4">24.04.2020</text:date>, <text:time>11:31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ea Lupu</meta:initial-creator>
    <meta:creation-date>2020-04-24T11:30:31.74</meta:creation-date>
    <dc:date>2020-04-24T11:31:09.24</dc:date>
    <dc:creator>Andreea Lupu</dc:creator>
    <meta:editing-duration>PT37S</meta:editing-duration>
    <meta:editing-cycles>1</meta:editing-cycles>
    <meta:document-statistic meta:table-count="1" meta:cell-count="14" meta:object-count="0"/>
    <meta:generator>OpenOffice/4.1.7$Win32 OpenOffice.org_project/417m1$Build-9800</meta:generator>
  </office:meta>
</office:document-meta>
</file>